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15.984cm" fo:margin-left="0cm" table:align="left"/>
    </style:style>
    <style:style style:name="Table1.A" style:family="table-column">
      <style:table-column-properties style:column-width="3.995cm"/>
    </style:style>
    <style:style style:name="Table1.C" style:family="table-column">
      <style:table-column-properties style:column-width="3.99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>
        <style:tab-stops>
          <style:tab-stop style:position="8.001cm" style:type="center"/>
          <style:tab-stop style:position="14.702cm"/>
        </style:tab-stops>
      </style:paragraph-properties>
      <style:text-properties fo:language="en" fo:country="GB"/>
    </style:style>
    <style:style style:name="P2" style:family="paragraph" style:parent-style-name="Normal">
      <style:paragraph-properties fo:text-align="end" style:justify-single-word="false">
        <style:tab-stops>
          <style:tab-stop style:position="8.001cm" style:type="center"/>
          <style:tab-stop style:position="14.702cm"/>
        </style:tab-stops>
      </style:paragraph-properties>
      <style:text-properties fo:language="en" fo:country="GB"/>
    </style:style>
    <style:style style:name="P3" style:family="paragraph" style:parent-style-name="Normal">
      <style:paragraph-properties fo:text-align="end" style:justify-single-word="false">
        <style:tab-stops>
          <style:tab-stop style:position="8.001cm" style:type="center"/>
          <style:tab-stop style:position="14.702cm"/>
        </style:tab-stops>
      </style:paragraph-properties>
    </style:style>
    <style:style style:name="P4" style:family="paragraph" style:parent-style-name="Normal">
      <style:paragraph-properties fo:margin-top="0cm" fo:margin-bottom="0cm" style:contextual-spacing="false" fo:line-height="100%"/>
    </style:style>
    <style:style style:name="P5" style:family="paragraph" style:parent-style-name="Paragraphe_20_de_20_liste">
      <style:paragraph-properties fo:margin-top="0cm" fo:margin-bottom="0cm" style:contextual-spacing="false" fo:line-height="100%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language="en" fo:country="GB"/>
    </style:style>
    <style:style style:name="P7" style:family="paragraph" style:parent-style-name="Normal">
      <style:text-properties fo:color="#c9211e" loext:opacity="100%" fo:font-weight="bold" officeooo:rsid="0012b0e2" officeooo:paragraph-rsid="0012b0e2" style:font-weight-asian="bold" style:font-weight-complex="bold"/>
    </style:style>
    <style:style style:name="P8" style:family="paragraph" style:parent-style-name="Paragraphe_20_de_20_liste" style:list-style-name="L1"/>
    <style:style style:name="P9" style:family="paragraph" style:parent-style-name="Paragraphe_20_de_20_liste" style:list-style-name="L1">
      <style:text-properties fo:color="#c9211e" loext:opacity="100%" fo:font-weight="bold" style:font-weight-asian="bold" style:font-weight-complex="bold"/>
    </style:style>
    <style:style style:name="P10" style:family="paragraph" style:parent-style-name="Paragraphe_20_de_20_liste" style:list-style-name="L1">
      <style:text-properties fo:color="#c9211e" loext:opacity="100%" fo:font-weight="bold" officeooo:rsid="0012b0e2" officeooo:paragraph-rsid="0012b0e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b0e2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fo:font-weight="bold" officeooo:rsid="0012b0e2" style:font-weight-asian="bold" style:font-weight-complex="bol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cklog 1</text:p>
      <text:p text:style-name="P1"><text:tab/><text:span text:style-name="T3">09/10/2024<text:line-break/></text:span><text:span text:style-name="T5">Afficher les dates du sprint</text:span><text:tab/></text:p>
      <text:p text:style-name="P2">Sabrine Mahmood</text:p>
      <text:p text:style-name="P2">Gabriel Touloum</text:p>
      <text:p text:style-name="P2">Mouna Idrissi Azami</text:p>
      <text:p text:style-name="P3">Fatima Ezzahra Wankida</text:p>
      <text:p text:style-name="Normal"/>
      <text:p text:style-name="Normal"/>
      <text:p text:style-name="Paragraphe_20_de_20_liste"><text:span text:style-name="Police_20_par_20_défaut"><text:span text:style-name="T1">Sprint 1 : </text:span></text:span>Traduction du diagramme de class en code Java</text:p>
      <text:list xml:id="list2815150123" text:style-name="L1">
        <text:list-item>
          <text:p text:style-name="P8"><text:span text:style-name="Police_20_par_20_défaut"><text:span text:style-name="T1">Tâche 1 : Génération de base du labyrinthe </text:span></text:span><text:span text:style-name="Police_20_par_20_défaut"><text:span text:style-name="T4">→ </text:span></text:span><text:span text:style-name="Police_20_par_20_défaut"><text:span text:style-name="T5">Tâche beaucoup trop générique ! Numérotez aussi vos sous-tâches, et donnez-leurs des noms plus parlant</text:span></text:span></text:p>
          <text:list>
            <text:list-item>
              <text:p text:style-name="P8">Description : Définir labyrinthe comme nous le souhaitons (1)</text:p>
              <text:list>
                <text:list-item>
                  <text:p text:style-name="P8">Taille du labyrinthe</text:p>
                </text:list-item>
                <text:list-item>
                  <text:p text:style-name="P8">Position des obstacles</text:p>
                </text:list-item>
                <text:list-item>
                  <text:p text:style-name="P9">à partir d'un fichier? sinon, comment? <text:span text:style-name="T2">Précisr « comme nous le souhaitons » → fix ou souhait de l’utiliateur ?</text:span></text:p>
                </text:list-item>
              </text:list>
            </text:list-item>
            <text:list-item>
              <text:p text:style-name="P8">Créer les cases spéciales : trésors, pièges, magiques, passages (2)</text:p>
              <text:list>
                <text:list-item>
                  <text:p text:style-name="P10">Que font ces cases ?</text:p>
                </text:list-item>
              </text:list>
            </text:list-item>
            <text:list-item>
              <text:p text:style-name="P8">Définir les personnages : (3)</text:p>
              <text:list>
                <text:list-item>
                  <text:p text:style-name="P8">Héro – Monstre -Fantôme </text:p>
                  <text:list>
                    <text:list-item>
                      <text:p text:style-name="P10">Quelle sont les particularités de chacun de ces monstres ?</text:p>
                    </text:list-item>
                  </text:list>
                </text:list-item>
                <text:list-item>
                  <text:p text:style-name="P8">Définir les fonctions avancer – reculer – monter – descendre </text:p>
                  <text:list>
                    <text:list-item>
                      <text:p text:style-name="P10">Plus de détails (quelle touche, que font ces fonctionnalités, ...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span text:style-name="Police_20_par_20_défaut"><text:span text:style-name="T1">Tâche 2 : Créer la structure de base du jeu en texte</text:span></text:span></text:p>
          <text:list>
            <text:list-item>
              <text:p text:style-name="P8">Développer une version texte simple du jeu, où le héros peut se déplacer (4)</text:p>
              <text:list>
                <text:list-item>
                  <text:p text:style-name="P10">Quels mouvement, version texte = version console ? Avec ou sans labyrinthe ?</text:p>
                </text:list-item>
              </text:list>
            </text:list-item>
            <text:list-item>
              <text:p text:style-name="P8">Définir les niveaux (croquis) (5)</text:p>
              <text:list>
                <text:list-item>
                  <text:p text:style-name="P10">Niveaux de quoi ? </text:p>
                </text:list-item>
              </text:list>
            </text:list-item>
          </text:list>
        </text:list-item>
      </text:list>
      <text:p text:style-name="Normal"/>
      <text:p text:style-name="Normal">Répartition des tâches :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4">Mouna</text:p>
          </table:table-cell>
          <table:table-cell table:style-name="Table1.A1" office:value-type="string">
            <text:p text:style-name="P4">Fatima</text:p>
          </table:table-cell>
          <table:table-cell table:style-name="Table1.A1" office:value-type="string">
            <text:p text:style-name="P4">Gabriel</text:p>
          </table:table-cell>
          <table:table-cell table:style-name="Table1.A1" office:value-type="string">
            <text:p text:style-name="P4">Sabrine</text:p>
          </table:table-cell>
        </table:table-row>
        <table:table-row>
          <table:table-cell table:style-name="Table1.A1" office:value-type="string">
            <text:p text:style-name="P5">1 - 5</text:p>
          </table:table-cell>
          <table:table-cell table:style-name="Table1.A1" office:value-type="string">
            <text:p text:style-name="P4">2 - 5</text:p>
          </table:table-cell>
          <table:table-cell table:style-name="Table1.A1" office:value-type="string">
            <text:p text:style-name="P4">3 - 5</text:p>
          </table:table-cell>
          <table:table-cell table:style-name="Table1.A1" office:value-type="string">
            <text:p text:style-name="P4">4 – 5</text:p>
          </table:table-cell>
        </table:table-row>
      </table:table>
      <text:p text:style-name="P7">Je ne vois que 2 tâche et vous en mettez 5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fr" fo:country="FR" fo:font-style="normal" style:text-underline-style="none" fo:font-weight="normal" style:letter-kerning="true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1pt" fo:letter-spacing="normal" fo:language="fr" fo:country="FR" fo:font-style="normal" style:text-underline-style="none" fo:font-weight="normal" style:letter-kerning="true" fo:background-color="transparent" style:font-name-asian="Aptos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Titre_20_4" style:display-name="Titre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Titre_20_5" style:display-name="Titre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re_20_6" style:display-name="Titre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Titre_20_7" style:display-name="Titre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Titre_20_8" style:display-name="Titre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/>
    </style:style>
    <style:style style:name="Titre_20_9" style:display-name="Titre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re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Sous-titre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/>
    </style:style>
    <style:style style:name="Citation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ation_20_intense" style:display-name="Citation intens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itre_20_2_20_Car" style:display-name="Titre 2 Car" style:family="text" style:parent-style-name="Police_20_par_20_défau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3_20_Car" style:display-name="Titre 3 Car" style:family="text" style:parent-style-name="Police_20_par_20_défau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4_20_Car" style:display-name="Titre 4 Car" style:family="text" style:parent-style-name="Police_20_par_20_défau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text" style:parent-style-name="Police_20_par_20_défau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9_20_Car" style:display-name="Titre 9 Car" style:family="text" style:parent-style-name="Police_20_par_20_défau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Car" style:display-name="Titre Car" style:family="text" style:parent-style-name="Police_20_par_20_défau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ous-titre_20_Car" style:display-name="Sous-titre Car" style:family="text" style:parent-style-name="Police_20_par_20_défau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tion_20_Car" style:display-name="Citation Car" style:family="text" style:parent-style-name="Police_20_par_20_défaut">
      <style:text-properties fo:color="#404040" loext:opacity="100%" fo:font-style="italic" style:font-style-asian="italic" style:font-style-complex="italic"/>
    </style:style>
    <style:style style:name="Accentuation_20_intense" style:display-name="Accentuation intense" style:family="text" style:parent-style-name="Police_20_par_20_défaut">
      <style:text-properties fo:color="#0f4761" loext:opacity="100%" fo:font-style="italic" style:font-style-asian="italic" style:font-style-complex="italic"/>
    </style:style>
    <style:style style:name="Citation_20_intense_20_Car" style:display-name="Citation intense Car" style:family="text" style:parent-style-name="Police_20_par_20_défaut">
      <style:text-properties fo:color="#0f4761" loext:opacity="100%" fo:font-style="italic" style:font-style-asian="italic" style:font-style-complex="italic"/>
    </style:style>
    <style:style style:name="Référence_20_intense" style:display-name="Référence intense" style:family="text" style:parent-style-name="Police_20_par_20_défaut">
      <style:text-properties fo:font-variant="small-caps" fo:color="#0f4761" loext:opacity="100%" fo:letter-spacing="0.009cm" fo:font-weight="bold" style:font-weight-asian="bold" style:font-weight-complex="bold"/>
    </style:style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Sabrine Mahmood</meta:initial-creator>
    <meta:creation-date>2024-10-03T07:19:00Z</meta:creation-date>
    <dc:date>2024-10-23T10:50:52.014248593</dc:date>
    <meta:editing-cycles>9</meta:editing-cycles>
    <meta:editing-duration>PT6H17M50S</meta:editing-duration>
    <meta:document-statistic meta:table-count="1" meta:image-count="0" meta:object-count="0" meta:page-count="1" meta:paragraph-count="34" meta:word-count="233" meta:character-count="1245" meta:non-whitespace-character-count="1053"/>
    <meta:template xlink:type="simple" xlink:actuate="onRequest" xlink:title="" xlink:href="Normal"/>
  </office:meta>
</office:document-meta>
</file>